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姓名</text:p>
          </table:table-cell>
          <table:table-cell office:value-type="string">
            <text:p>性别</text:p>
          </table:table-cell>
          <table:table-cell office:value-type="string">
            <text:p>年龄</text:p>
          </table:table-cell>
          <table:table-cell office:value-type="string">
            <text:p>职位</text:p>
          </table:table-cell>
          <table:table-cell office:value-type="string">
            <text:p>邮箱</text:p>
          </table:table-cell>
          <table:table-cell office:value-type="string">
            <text:p>出勤天数</text:p>
          </table:table-cell>
          <table:table-cell office:value-type="string">
            <text:p>加班天数</text:p>
          </table:table-cell>
          <table:table-cell office:value-type="string">
            <text:p>补贴</text:p>
          </table:table-cell>
          <table:table-cell office:value-type="string">
            <text:p>基本工资</text:p>
          </table:table-cell>
          <table:table-cell office:value-type="string">
            <text:p>实发工资</text:p>
          </table:table-cell>
        </table:table-row>
        <table:table-row table:style-name="ro2">
          <table:table-cell office:value-type="string">
            <text:p>雷锋</text:p>
          </table:table-cell>
          <table:table-cell office:value-type="string">
            <text:p>男</text:p>
          </table:table-cell>
          <table:table-cell office:value-type="float" office:value="23">
            <text:p>23</text:p>
          </table:table-cell>
          <table:table-cell office:value-type="string">
            <text:p>搬砖</text:p>
          </table:table-cell>
          <table:table-cell office:value-type="string">
            <text:p><text:a xlink:href="mailto:bless@unliar.com">bless@unliar.com</text:a>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6000">
            <text:p>6000</text:p>
          </table:table-cell>
          <table:table-cell office:value-type="float" office:value="6800">
            <text:p>6800</text:p>
          </table:table-cell>
        </table:table-row>
        <table:table-row table:style-name="ro2">
          <table:table-cell office:value-type="string">
            <text:p>李梅</text:p>
          </table:table-cell>
          <table:table-cell office:value-type="string">
            <text:p>女</text:p>
          </table:table-cell>
          <table:table-cell office:value-type="float" office:value="22">
            <text:p>22</text:p>
          </table:table-cell>
          <table:table-cell office:value-type="string">
            <text:p>和稀泥</text:p>
          </table:table-cell>
          <table:table-cell office:value-type="string">
            <text:p><text:a xlink:href="mailto:lzt224@aliyun.com">lzt224@aliyun.com</text:a>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800">
            <text:p>800</text:p>
          </table:table-cell>
          <table:table-cell office:value-type="float" office:value="7000">
            <text:p>7000</text:p>
          </table:table-cell>
          <table:table-cell office:value-type="float" office:value="8500">
            <text:p>85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2017／09／24</text:date>, <text:time>09:1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15S</meta:editing-duration>
    <meta:editing-cycles>6</meta:editing-cycles>
    <meta:generator>OpenOffice/4.1.3$Win32 OpenOffice.org_project/413m1$Build-9783</meta:generator>
    <dc:date>2017-09-24T09:12:28.43</dc:date>
    <dc:creator>振涛 雷</dc:creator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